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rsid="00088f51" officeooo:paragraph-rsid="00088f51"/>
    </style:style>
    <style:style style:name="P2" style:family="paragraph" style:parent-style-name="Preformatted_20_Text" style:list-style-name="L1">
      <style:text-properties officeooo:rsid="0009dc02" officeooo:paragraph-rsid="0009dc02"/>
    </style:style>
    <style:style style:name="P3" style:family="paragraph" style:parent-style-name="Preformatted_20_Text" style:list-style-name="L1">
      <style:text-properties officeooo:rsid="00103887" officeooo:paragraph-rsid="00103887"/>
    </style:style>
    <style:style style:name="P4" style:family="paragraph" style:parent-style-name="Preformatted_20_Text" style:list-style-name="L1">
      <style:text-properties officeooo:rsid="00120dd2" officeooo:paragraph-rsid="00120dd2"/>
    </style:style>
    <style:style style:name="P5" style:family="paragraph" style:parent-style-name="Preformatted_20_Text" style:list-style-name="L1">
      <style:text-properties officeooo:rsid="00139e43" officeooo:paragraph-rsid="00139e43"/>
    </style:style>
    <style:style style:name="P6" style:family="paragraph" style:parent-style-name="Preformatted_20_Text" style:list-style-name="L1">
      <style:text-properties officeooo:rsid="001759af" officeooo:paragraph-rsid="001759af"/>
    </style:style>
    <style:style style:name="P7" style:family="paragraph" style:parent-style-name="Preformatted_20_Text" style:list-style-name="L1">
      <style:text-properties officeooo:rsid="001917f2" officeooo:paragraph-rsid="001917f2"/>
    </style:style>
    <style:style style:name="P8" style:family="paragraph" style:parent-style-name="Preformatted_20_Text" style:list-style-name="L1">
      <style:text-properties officeooo:rsid="001ace57" officeooo:paragraph-rsid="001ace57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e4e44" officeooo:paragraph-rsid="00088f51"/>
    </style:style>
    <style:style style:name="T1" style:family="text">
      <style:text-properties officeooo:rsid="000a7849"/>
    </style:style>
    <style:style style:name="T2" style:family="text">
      <style:text-properties officeooo:rsid="00179ef2"/>
    </style:style>
    <style:style style:name="T3" style:family="text">
      <style:text-properties officeooo:rsid="0019a5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00048403773725749" text:style-name="L1">
        <text:list-item>
          <text:p text:style-name="P3">Introduction</text:p>
          <text:list>
            <text:list-item>
              <text:p text:style-name="P1">interference among threads results in “Heisenbugs”</text:p>
            </text:list-item>
            <text:list-item>
              <text:p text:style-name="P2">CHESS takes control of thread scheduling and uses sophisticated search techniques to get erroneou<text:span text:style-name="T1">s</text:span> thread interleavings</text:p>
            </text:list-item>
          </text:list>
        </text:list-item>
        <text:list-item>
          <text:p text:style-name="P4">The CHESS scheduler</text:p>
          <text:list>
            <text:list-item>
              <text:p text:style-name="P5">input nondeterminism</text:p>
              <text:list>
                <text:list-item>
                  <text:p text:style-name="P6">values provided by <text:span text:style-name="T2">an</text:span> environment that can affect the program execution</text:p>
                </text:list-item>
              </text:list>
            </text:list-item>
            <text:list-item>
              <text:p text:style-name="P7">interleaving nondeterminism</text:p>
              <text:list>
                <text:list-item>
                  <text:p text:style-name="P7">i<text:span text:style-name="T3">nterleaving of threads</text:span></text:p>
                </text:list-item>
              </text:list>
            </text:list-item>
            <text:list-item>
              <text:p text:style-name="P8">The goal is to capture all the nondeterminism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5-03-11T15:08:07.717667005</dc:date>
    <meta:editing-duration>PT1H17M6S</meta:editing-duration>
    <meta:editing-cycles>17</meta:editing-cycles>
    <meta:document-statistic meta:table-count="0" meta:image-count="0" meta:object-count="0" meta:page-count="1" meta:paragraph-count="9" meta:word-count="61" meta:character-count="404" meta:non-whitespace-character-count="361"/>
  </office:meta>
</office:document-meta>
</file>